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E1F6F9F1F058E02D5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7.0569in" fo:margin-left="0in" fo:margin-top="0in" fo:margin-bottom="0in" table:align="left" style:writing-mode="lr-tb"/>
    </style:style>
    <style:style style:name="Tabla4.A" style:family="table-column">
      <style:table-column-properties style:column-width="0.0313in"/>
    </style:style>
    <style:style style:name="Tabla4.B" style:family="table-column">
      <style:table-column-properties style:column-width="1.3097in"/>
    </style:style>
    <style:style style:name="Tabla4.C" style:family="table-column">
      <style:table-column-properties style:column-width="0.5701in"/>
    </style:style>
    <style:style style:name="Tabla4.D" style:family="table-column">
      <style:table-column-properties style:column-width="0.5104in"/>
    </style:style>
    <style:style style:name="Tabla4.E" style:family="table-column">
      <style:table-column-properties style:column-width="1.2451in"/>
    </style:style>
    <style:style style:name="Tabla4.F" style:family="table-column">
      <style:table-column-properties style:column-width="3.3903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.075in" fo:padding-right="0.075in" fo:padding-top="0in" fo:padding-bottom="0in" fo:border="none"/>
    </style:style>
    <style:style style:name="Tabla4.B1" style:family="table-cell">
      <style:table-cell-properties fo:background-color="#800080" fo:padding-left="0.075in" fo:padding-right="0.075in" fo:padding-top="0in" fo:padding-bottom="0in" fo:border="0.75pt solid #000000">
        <style:background-image/>
      </style:table-cell-properties>
    </style:style>
    <style:style style:name="Tabla4.B2" style:family="table-cell">
      <style:table-cell-properties fo:background-color="#d8d8d8" fo:padding-left="0.075in" fo:padding-right="0.075in" fo:padding-top="0in" fo:padding-bottom="0in" fo:border="0.75pt solid #000000">
        <style:background-image/>
      </style:table-cell-properties>
    </style:style>
    <style:style style:name="Tabla4.D2" style:family="table-cell">
      <style:table-cell-properties fo:padding-left="0.075in" fo:padding-right="0.075in" fo:padding-top="0in" fo:padding-bottom="0in" fo:border="0.75pt solid #000000"/>
    </style:style>
    <style:style style:name="Tabla4.D3" style:family="table-cell">
      <style:table-cell-properties fo:padding-left="0.075in" fo:padding-right="0.075in" fo:padding-top="0in" fo:padding-bottom="0in" fo:border="0.75pt solid #000000"/>
    </style:style>
    <style:style style:name="Tabla4.4" style:family="table-row">
      <style:table-row-properties style:min-row-height="0.1896in" fo:keep-together="always"/>
    </style:style>
    <style:style style:name="Tabla4.B4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D4" style:family="table-cell">
      <style:table-cell-properties fo:background-color="#f2f2f2" fo:padding-left="0.075in" fo:padding-right="0.075in" fo:padding-top="0in" fo:padding-bottom="0in" fo:border="0.75pt solid #000000">
        <style:background-image/>
      </style:table-cell-properties>
    </style:style>
    <style:style style:name="Tabla4.B5" style:family="table-cell">
      <style:table-cell-properties fo:background-color="#800080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6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none">
        <style:background-image/>
      </style:table-cell-properties>
    </style:style>
    <style:style style:name="Tabla4.B7" style:family="table-cell">
      <style:table-cell-properties fo:background-color="#f2f2f2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7" style:family="table-cell">
      <style:table-cell-properties fo:padding-left="0.075in" fo:padding-right="0.075in" fo:padding-top="0in" fo:padding-bottom="0in" fo:border-left="0.75pt solid #000000" fo:border-right="0.5pt dotted #000000" fo:border-top="0.75pt solid #000000" fo:border-bottom="0.5pt dotted #000000"/>
    </style:style>
    <style:style style:name="Tabla4.E7" style:family="table-cell">
      <style:table-cell-properties fo:padding-left="0.075in" fo:padding-right="0.075in" fo:padding-top="0in" fo:padding-bottom="0in" fo:border-left="0.5pt dotted #000000" fo:border-right="0.5pt dotted #000000" fo:border-top="0.75pt solid #000000" fo:border-bottom="0.5pt dotted #000000"/>
    </style:style>
    <style:style style:name="Tabla4.F7" style:family="table-cell">
      <style:table-cell-properties fo:padding-left="0.075in" fo:padding-right="0.075in" fo:padding-top="0in" fo:padding-bottom="0in" fo:border-left="0.5pt dotted #000000" fo:border-right="0.75pt solid #000000" fo:border-top="0.75pt solid #000000" fo:border-bottom="0.5pt dotted #000000"/>
    </style:style>
    <style:style style:name="Tabla4.C8" style:family="table-cell">
      <style:table-cell-properties fo:padding-left="0.075in" fo:padding-right="0.075in" fo:padding-top="0in" fo:padding-bottom="0in" fo:border-left="0.75pt solid #000000" fo:border-right="0.5pt dotted #000000" fo:border-top="0.5pt dotted #000000" fo:border-bottom="0.5pt dotted #000000"/>
    </style:style>
    <style:style style:name="Tabla4.E8" style:family="table-cell">
      <style:table-cell-properties fo:padding-left="0.075in" fo:padding-right="0.075in" fo:padding-top="0in" fo:padding-bottom="0in" fo:border="0.5pt dotted #000000"/>
    </style:style>
    <style:style style:name="Tabla4.F8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9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75pt solid #000000" fo:border-bottom="0.5pt dotted #000000">
        <style:background-image/>
      </style:table-cell-properties>
    </style:style>
    <style:style style:name="Tabla4.C9" style:family="table-cell">
      <style:table-cell-properties fo:padding-left="0.075in" fo:padding-right="0.075in" fo:padding-top="0in" fo:padding-bottom="0in" fo:border="0.5pt dotted #000000"/>
    </style:style>
    <style:style style:name="Tabla4.E9" style:family="table-cell">
      <style:table-cell-properties fo:padding-left="0.075in" fo:padding-right="0.075in" fo:padding-top="0in" fo:padding-bottom="0in" fo:border="0.5pt dotted #000000"/>
    </style:style>
    <style:style style:name="Tabla4.F9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0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5pt dotted #000000">
        <style:background-image/>
      </style:table-cell-properties>
    </style:style>
    <style:style style:name="Tabla4.C10" style:family="table-cell">
      <style:table-cell-properties fo:padding-left="0.075in" fo:padding-right="0.075in" fo:padding-top="0in" fo:padding-bottom="0in" fo:border="0.5pt dotted #000000"/>
    </style:style>
    <style:style style:name="Tabla4.E10" style:family="table-cell">
      <style:table-cell-properties fo:padding-left="0.075in" fo:padding-right="0.075in" fo:padding-top="0in" fo:padding-bottom="0in" fo:border="0.5pt dotted #000000"/>
    </style:style>
    <style:style style:name="Tabla4.F10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1" style:family="table-cell">
      <style:table-cell-properties fo:padding-left="0.075in" fo:padding-right="0.075in" fo:padding-top="0in" fo:padding-bottom="0in" fo:border="0.5pt dotted #000000"/>
    </style:style>
    <style:style style:name="Tabla4.E11" style:family="table-cell">
      <style:table-cell-properties fo:padding-left="0.075in" fo:padding-right="0.075in" fo:padding-top="0in" fo:padding-bottom="0in" fo:border="0.5pt dotted #000000"/>
    </style:style>
    <style:style style:name="Tabla4.F11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2" style:family="table-cell">
      <style:table-cell-properties fo:padding-left="0.075in" fo:padding-right="0.075in" fo:padding-top="0in" fo:padding-bottom="0in" fo:border="0.5pt dotted #000000"/>
    </style:style>
    <style:style style:name="Tabla4.E12" style:family="table-cell">
      <style:table-cell-properties fo:padding-left="0.075in" fo:padding-right="0.075in" fo:padding-top="0in" fo:padding-bottom="0in" fo:border="0.5pt dotted #000000"/>
    </style:style>
    <style:style style:name="Tabla4.F12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3" style:family="table-cell">
      <style:table-cell-properties fo:padding-left="0.075in" fo:padding-right="0.075in" fo:padding-top="0in" fo:padding-bottom="0in" fo:border="0.5pt dotted #000000"/>
    </style:style>
    <style:style style:name="Tabla4.E13" style:family="table-cell">
      <style:table-cell-properties fo:padding-left="0.075in" fo:padding-right="0.075in" fo:padding-top="0in" fo:padding-bottom="0in" fo:border="0.5pt dotted #000000"/>
    </style:style>
    <style:style style:name="Tabla4.F13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4" style:family="table-cell">
      <style:table-cell-properties fo:padding-left="0.075in" fo:padding-right="0.075in" fo:padding-top="0in" fo:padding-bottom="0in" fo:border="0.5pt dotted #000000"/>
    </style:style>
    <style:style style:name="Tabla4.E14" style:family="table-cell">
      <style:table-cell-properties fo:padding-left="0.075in" fo:padding-right="0.075in" fo:padding-top="0in" fo:padding-bottom="0in" fo:border="0.5pt dotted #000000"/>
    </style:style>
    <style:style style:name="Tabla4.F14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5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75pt solid #000000">
        <style:background-image/>
      </style:table-cell-properties>
    </style:style>
    <style:style style:name="Tabla4.C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E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F15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75pt solid #000000"/>
    </style:style>
    <style:style style:name="Tabla4.B17" style:family="table-cell">
      <style:table-cell-properties fo:padding-left="0.075in" fo:padding-right="0.075in" fo:padding-top="0in" fo:padding-bottom="0in" fo:border-left="0.75pt solid #000000" fo:border-right="0.75pt solid #000000" fo:border-top="0.75pt solid #000000" fo:border-bottom="0.5pt dotted #000000"/>
    </style:style>
    <style:style style:name="Tabla4.B18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19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20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21" style:family="table-row">
      <style:table-row-properties style:min-row-height="0.1646in" fo:keep-together="always"/>
    </style:style>
    <style:style style:name="Tabla4.B21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75pt solid #000000"/>
    </style:style>
    <style:style style:name="Tabla4.23" style:family="table-row">
      <style:table-row-properties style:min-row-height="0.3646in" fo:keep-together="always"/>
    </style:style>
    <style:style style:name="Tabla4.24" style:family="table-row">
      <style:table-row-properties style:min-row-height="0.5333in" fo:keep-together="always"/>
    </style:style>
    <style:style style:name="Tabla4.A24" style:family="table-cell">
      <style:table-cell-properties fo:padding-left="0.075in" fo:padding-right="0.075in" fo:padding-top="0in" fo:padding-bottom="0in" fo:border="0.75pt solid #000000"/>
    </style:style>
    <style:style style:name="Tabla4.26" style:family="table-row">
      <style:table-row-properties style:min-row-height="0.5396in" fo:keep-together="always"/>
    </style:style>
    <style:style style:name="Tabla4.A26" style:family="table-cell">
      <style:table-cell-properties fo:padding-left="0.075in" fo:padding-right="0.075in" fo:padding-top="0in" fo:padding-bottom="0in" fo:border="0.75pt solid #000000"/>
    </style:style>
    <style:style style:name="Tabla4.A28" style:family="table-cell">
      <style:table-cell-properties fo:padding-left="0.075in" fo:padding-right="0.075in" fo:padding-top="0in" fo:padding-bottom="0in" fo:border="0.75pt solid #000000"/>
    </style:style>
    <style:style style:name="Tabla4.30" style:family="table-row">
      <style:table-row-properties style:min-row-height="0.5646in" fo:keep-together="always"/>
    </style:style>
    <style:style style:name="Tabla4.A30" style:family="table-cell">
      <style:table-cell-properties fo:padding-left="0.075in" fo:padding-right="0.075in" fo:padding-top="0in" fo:padding-bottom="0in" fo:border="0.75pt solid #000000"/>
    </style:style>
    <style:style style:name="Tabla4.32" style:family="table-row">
      <style:table-row-properties style:min-row-height="1.0208in" fo:keep-together="always"/>
    </style:style>
    <style:style style:name="Tabla4.A32" style:family="table-cell">
      <style:table-cell-properties fo:padding-left="0.075in" fo:padding-right="0.075in" fo:padding-top="0in" fo:padding-bottom="0in" fo:border="0.75pt solid #000000"/>
    </style:style>
    <style:style style:name="Tabla4.A34" style:family="table-cell">
      <style:table-cell-properties fo:padding-left="0.075in" fo:padding-right="0.075in" fo:padding-top="0in" fo:padding-bottom="0in" fo:border="0.75pt solid #000000"/>
    </style:style>
    <style:style style:name="Tabla4.A36" style:family="table-cell">
      <style:table-cell-properties fo:padding-left="0.075in" fo:padding-right="0.075in" fo:padding-top="0in" fo:padding-bottom="0in" fo:border="0.75pt solid #000000"/>
    </style:style>
    <style:style style:name="Tabla4.38" style:family="table-row">
      <style:table-row-properties fo:keep-together="auto"/>
    </style:style>
    <style:style style:name="Tabla4.A38" style:family="table-cell">
      <style:table-cell-properties fo:padding-left="0.075in" fo:padding-right="0.075in" fo:padding-top="0in" fo:padding-bottom="0in" fo:border="0.75pt solid #000000"/>
    </style:style>
    <style:style style:name="Tabla4.40" style:family="table-row">
      <style:table-row-properties fo:keep-together="auto"/>
    </style:style>
    <style:style style:name="Tabla4.A40" style:family="table-cell">
      <style:table-cell-properties fo:padding-left="0.075in" fo:padding-right="0.075in" fo:padding-top="0in" fo:padding-bottom="0in" fo:border="0.7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B" style:family="table-column">
      <style:table-column-properties style:column-width="3.4264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B" style:family="table-column">
      <style:table-column-properties style:column-width="3.4264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text-properties fo:font-size="10pt" style:font-size-asian="10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orphans="0" fo:widows="0"/>
      <style:text-properties style:font-name-complex="Arial2"/>
    </style:style>
    <style:style style:name="P4" style:family="paragraph" style:parent-style-name="Cov_5f_Form_20_Text">
      <style:paragraph-properties fo:orphans="0" fo:widows="0" fo:keep-with-next="always"/>
      <style:text-properties style:font-name-complex="Arial2" style:font-size-complex="9pt"/>
    </style:style>
    <style:style style:name="P5" style:family="paragraph" style:parent-style-name="Cov_5f_Form_20_Text">
      <style:paragraph-properties fo:orphans="0" fo:widows="0"/>
      <style:text-properties style:font-name-complex="Arial2" style:font-size-complex="9pt"/>
    </style:style>
    <style:style style:name="P6" style:family="paragraph" style:parent-style-name="Header">
      <style:paragraph-properties fo:margin-top="0.0417in" fo:margin-bottom="0.0417in" style:contextual-spacing="false" fo:orphans="0" fo:widows="0"/>
      <style:text-properties style:font-name-complex="Arial2" style:font-size-complex="9pt"/>
    </style:style>
    <style:style style:name="P7" style:family="paragraph" style:parent-style-name="Header">
      <style:paragraph-properties fo:margin-top="0.0417in" fo:margin-bottom="0.0417in" style:contextual-spacing="false" fo:orphans="0" fo:widows="0" fo:keep-with-next="always"/>
      <style:text-properties style:font-name-complex="Arial2" style:font-size-complex="9pt"/>
    </style:style>
    <style:style style:name="P8" style:family="paragraph" style:parent-style-name="Cov_5f_Form_20_Text">
      <style:paragraph-properties fo:orphans="0" fo:widows="0" fo:keep-with-next="always"/>
      <style:text-properties officeooo:rsid="0001ea34" officeooo:paragraph-rsid="0001ea34" style:font-name-complex="Arial2" style:font-size-complex="9pt"/>
    </style:style>
    <style:style style:name="P9" style:family="paragraph" style:parent-style-name="Cov_5f_Form_20_Text">
      <style:paragraph-properties fo:orphans="0" fo:widows="0"/>
      <style:text-properties officeooo:rsid="0001ea34" officeooo:paragraph-rsid="0001ea34" style:font-name-complex="Arial2" style:font-size-complex="9pt"/>
    </style:style>
    <style:style style:name="P10" style:family="paragraph" style:parent-style-name="Cov_5f_Form_20_Text">
      <style:paragraph-properties fo:orphans="0" fo:widows="0" fo:keep-with-next="always"/>
      <style:text-properties officeooo:rsid="00037610" officeooo:paragraph-rsid="00037610" style:font-name-complex="Arial2" style:font-size-complex="9pt"/>
    </style:style>
    <style:style style:name="P11" style:family="paragraph" style:parent-style-name="Cov_5f_Form_20_Text">
      <style:paragraph-properties fo:orphans="0" fo:widows="0"/>
      <style:text-properties officeooo:rsid="00037610" officeooo:paragraph-rsid="00037610" style:font-name-complex="Arial2" style:font-size-complex="9pt"/>
    </style:style>
    <style:style style:name="P12" style:family="paragraph" style:parent-style-name="Cov_5f_Form_20_Text">
      <style:paragraph-properties fo:orphans="0" fo:widows="0"/>
      <style:text-properties officeooo:rsid="00037610" style:font-name-complex="Arial2" style:font-size-complex="9pt"/>
    </style:style>
    <style:style style:name="P13" style:family="paragraph" style:parent-style-name="Cov_5f_Form_20_Text">
      <style:paragraph-properties fo:orphans="0" fo:widows="0" fo:keep-with-next="always"/>
      <style:text-properties officeooo:rsid="00054b09" officeooo:paragraph-rsid="00054b09" style:font-name-complex="Arial2" style:font-size-complex="9pt"/>
    </style:style>
    <style:style style:name="P14" style:family="paragraph" style:parent-style-name="Cov_5f_Form_20_Text">
      <style:paragraph-properties fo:orphans="0" fo:widows="0"/>
      <style:text-properties officeooo:rsid="00054b09" officeooo:paragraph-rsid="00054b09" style:font-name-complex="Arial2" style:font-size-complex="9pt"/>
    </style:style>
    <style:style style:name="P15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P16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P17" style:family="paragraph" style:parent-style-name="Cov_5f_Form_20_Text">
      <style:paragraph-properties fo:orphans="0" fo:widows="0"/>
      <style:text-properties fo:font-weight="bold" style:font-weight-asian="bold" style:font-name-complex="Arial2" style:font-size-complex="9pt"/>
    </style:style>
    <style:style style:name="P18" style:family="paragraph" style:parent-style-name="Cov_5f_Form_20_Text">
      <style:paragraph-properties fo:orphans="0" fo:widows="0"/>
      <style:text-properties fo:font-weight="bold" officeooo:rsid="0001ea34" officeooo:paragraph-rsid="0001ea34" style:font-weight-asian="bold" style:font-name-complex="Arial2" style:font-size-complex="9pt"/>
    </style:style>
    <style:style style:name="P19" style:family="paragraph" style:parent-style-name="Cov_5f_Form_20_Text">
      <style:paragraph-properties fo:orphans="0" fo:widows="0"/>
      <style:text-properties fo:font-weight="bold" officeooo:rsid="0006f194" officeooo:paragraph-rsid="0006f194" style:font-weight-asian="bold" style:font-name-complex="Arial2" style:font-size-complex="9pt"/>
    </style:style>
    <style:style style:name="P20" style:family="paragraph" style:parent-style-name="Cov_5f_Form_20_Text">
      <style:paragraph-properties fo:orphans="0" fo:widows="0"/>
      <style:text-properties fo:language="es" fo:country="AR" style:font-name-complex="Arial2" style:font-size-complex="9pt"/>
    </style:style>
    <style:style style:name="P21" style:family="paragraph" style:parent-style-name="Cov_5f_Form_20_Text">
      <style:paragraph-properties fo:orphans="0" fo:widows="0"/>
      <style:text-properties fo:language="es" fo:country="AR" officeooo:paragraph-rsid="00037610" style:font-name-complex="Arial2" style:font-size-complex="9pt"/>
    </style:style>
    <style:style style:name="P22" style:family="paragraph" style:parent-style-name="Cov_5f_Form_20_Text">
      <style:paragraph-properties fo:orphans="0" fo:widows="0"/>
      <style:text-properties fo:language="es" fo:country="AR" officeooo:rsid="0001ea34" officeooo:paragraph-rsid="0001ea34" style:font-name-complex="Arial2" style:font-size-complex="9pt"/>
    </style:style>
    <style:style style:name="P23" style:family="paragraph" style:parent-style-name="Cov_5f_Form_20_Text">
      <style:paragraph-properties fo:orphans="0" fo:widows="0"/>
      <style:text-properties fo:language="es" fo:country="AR" officeooo:rsid="00037610" officeooo:paragraph-rsid="00037610" style:font-name-complex="Arial2" style:font-size-complex="9pt"/>
    </style:style>
    <style:style style:name="P24" style:family="paragraph" style:parent-style-name="Cov_5f_Form_20_Text">
      <style:paragraph-properties fo:orphans="0" fo:widows="0"/>
      <style:text-properties fo:language="es" fo:country="AR" officeooo:rsid="00054b09" officeooo:paragraph-rsid="00054b09" style:font-name-complex="Arial2" style:font-size-complex="9pt"/>
    </style:style>
    <style:style style:name="P25" style:family="paragraph" style:parent-style-name="Heading_20_3">
      <style:paragraph-properties fo:orphans="0" fo:widows="0"/>
      <style:text-properties fo:language="es" fo:country="AR" style:font-name-complex="Arial2"/>
    </style:style>
    <style:style style:name="P26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language="es" fo:country="AR" style:font-name-complex="Arial2"/>
    </style:style>
    <style:style style:name="P27" style:family="paragraph" style:parent-style-name="Cov_5f_Form_20_Text">
      <style:paragraph-properties fo:orphans="0" fo:widows="0"/>
      <style:text-properties fo:color="#ff00ff" loext:opacity="100%" fo:language="es" fo:country="AR" officeooo:rsid="00037610" officeooo:paragraph-rsid="00037610" style:font-name-complex="Arial2" style:font-size-complex="9pt"/>
    </style:style>
    <style:style style:name="P28" style:family="paragraph" style:parent-style-name="Heading_20_3">
      <style:paragraph-properties fo:orphans="0" fo:widows="0"/>
      <style:text-properties fo:font-size="9pt" style:font-size-asian="9pt" style:font-name-complex="Arial2" style:font-size-complex="9pt"/>
    </style:style>
    <style:style style:name="P29" style:family="paragraph" style:parent-style-name="Heading_20_3">
      <style:paragraph-properties fo:orphans="0" fo:widows="0"/>
      <style:text-properties fo:font-size="9pt" fo:language="es" fo:country="AR" style:font-size-asian="9pt" style:font-name-complex="Arial2" style:font-size-complex="9pt"/>
    </style:style>
    <style:style style:name="P30" style:family="paragraph" style:parent-style-name="Standard">
      <style:paragraph-properties fo:orphans="0" fo:widows="0"/>
      <style:text-properties fo:font-size="9pt" fo:language="es" fo:country="AR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fo:language="es" fo:country="AR" officeooo:rsid="00037610" officeooo:paragraph-rsid="00037610" style:font-size-asian="9pt" style:font-size-complex="9pt"/>
    </style:style>
    <style:style style:name="P32" style:family="paragraph" style:parent-style-name="Heading_20_3">
      <style:paragraph-properties fo:orphans="0" fo:widows="0"/>
      <style:text-properties style:use-window-font-color="true" loext:opacity="0%" fo:font-size="9pt" style:font-size-asian="9pt" style:font-name-complex="Arial2" style:font-size-complex="9pt"/>
    </style:style>
    <style:style style:name="P33" style:family="paragraph" style:parent-style-name="Standard">
      <style:paragraph-properties fo:orphans="0" fo:widows="0"/>
      <style:text-properties style:use-window-font-color="true" loext:opacity="0%" fo:font-size="9pt" style:font-size-asian="9pt" style:font-name-complex="Arial2" style:font-size-complex="9pt"/>
    </style:style>
    <style:style style:name="P34" style:family="paragraph" style:parent-style-name="Heading_20_4">
      <style:paragraph-properties fo:orphans="0" fo:widows="0"/>
      <style:text-properties fo:font-style="normal" fo:font-weight="bold" style:font-style-asian="normal" style:font-weight-asian="bold" style:font-name-complex="Arial2" style:font-size-complex="9pt"/>
    </style:style>
    <style:style style:name="P35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fo:font-weight="bold" style:font-size-asian="9pt" style:font-weight-asian="bold" style:font-name-complex="Arial2" style:font-size-complex="9pt"/>
    </style:style>
    <style:style style:name="P36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fo:language="es" fo:country="AR" fo:font-weight="bold" style:font-size-asian="9pt" style:font-weight-asian="bold" style:font-name-complex="Arial2" style:font-size-complex="9pt"/>
    </style:style>
    <style:style style:name="P37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font-size="8pt" fo:font-style="italic" style:font-size-asian="8pt" style:font-style-asian="italic" style:font-name-complex="Arial2" style:font-size-complex="8pt"/>
    </style:style>
    <style:style style:name="P38" style:family="paragraph" style:parent-style-name="Header">
      <style:paragraph-properties fo:margin-top="0.0417in" fo:margin-bottom="0.0417in" style:contextual-spacing="false" fo:orphans="0" fo:widows="0"/>
      <style:text-properties style:text-underline-style="none" style:font-name-complex="Arial2" style:font-size-complex="9pt"/>
    </style:style>
    <style:style style:name="P39" style:family="paragraph" style:parent-style-name="Cov_5f_Form_20_Text">
      <style:paragraph-properties fo:orphans="0" fo:widows="0"/>
      <style:text-properties officeooo:rsid="00111b0d" officeooo:paragraph-rsid="00111b0d" style:font-name-complex="Arial2" style:font-size-complex="9pt"/>
    </style:style>
    <style:style style:name="P40" style:family="paragraph" style:parent-style-name="Cov_5f_Form_20_Text">
      <style:paragraph-properties fo:orphans="0" fo:widows="0"/>
      <style:text-properties style:font-name-complex="Arial2" style:font-size-complex="9pt"/>
    </style:style>
    <style:style style:name="P41" style:family="paragraph" style:parent-style-name="Footnote">
      <style:text-properties officeooo:rsid="00111b0d" officeooo:paragraph-rsid="00111b0d"/>
    </style:style>
    <style:style style:name="P42" style:family="paragraph" style:parent-style-name="Footnote">
      <style:text-properties fo:font-size="18pt" officeooo:rsid="00111b0d" officeooo:paragraph-rsid="00111b0d" style:font-size-asian="18pt" style:font-size-complex="18pt"/>
    </style:style>
    <style:style style:name="P43" style:family="paragraph" style:parent-style-name="Footnote">
      <style:text-properties fo:font-size="10pt" officeooo:rsid="00111b0d" officeooo:paragraph-rsid="00111b0d" style:font-size-asian="10pt" style:font-size-complex="10pt"/>
    </style:style>
    <style:style style:name="P44" style:family="paragraph" style:parent-style-name="Footnote">
      <style:text-properties fo:font-size="10pt" officeooo:rsid="00111b0d" officeooo:paragraph-rsid="0011898e" style:font-size-asian="10pt" style:font-size-complex="10pt"/>
    </style:style>
    <style:style style:name="P45" style:family="paragraph" style:parent-style-name="Footnote">
      <style:text-properties fo:font-size="10pt" officeooo:rsid="0011898e" officeooo:paragraph-rsid="0011898e" style:font-size-asian="10pt" style:font-size-complex="10pt"/>
    </style:style>
    <style:style style:name="P46" style:family="paragraph" style:parent-style-name="Footnote">
      <style:text-properties fo:font-size="10pt" officeooo:rsid="0011898e" officeooo:paragraph-rsid="0011898e" fo:background-color="#ffff00" style:font-size-asian="10pt" style:font-size-complex="10pt"/>
    </style:style>
    <style:style style:name="P47" style:family="paragraph" style:parent-style-name="Footnote">
      <style:text-properties fo:font-size="10pt" officeooo:rsid="00111b0d" officeooo:paragraph-rsid="00111b0d" fo:background-color="#ffff00" style:font-size-asian="10pt" style:font-size-complex="10pt"/>
    </style:style>
    <style:style style:name="P48" style:family="paragraph" style:parent-style-name="Footnote">
      <style:text-properties fo:font-size="10pt" officeooo:rsid="00111b0d" officeooo:paragraph-rsid="0011898e" fo:background-color="#ffff00" style:font-size-asian="10pt" style:font-size-complex="10pt"/>
    </style:style>
    <style:style style:name="P49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2" style:font-size-complex="14pt"/>
    </style:style>
    <style:style style:name="T1" style:family="text">
      <style:text-properties fo:color="#800080" loext:opacity="100%" fo:font-size="12pt" fo:font-weight="bold" style:font-size-asian="12pt" style:font-weight-asian="bold" style:font-size-complex="12pt"/>
    </style:style>
    <style:style style:name="T2" style:family="text">
      <style:text-properties fo:color="#800080" loext:opacity="100%" fo:font-size="22pt" fo:font-weight="bold" style:font-size-asian="22pt" style:font-weight-asian="bold" style:font-size-complex="22pt"/>
    </style:style>
    <style:style style:name="T3" style:family="text">
      <style:text-properties fo:color="#800080" loext:opacity="100%"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fo:font-style="italic" style:font-size-asian="8pt" style:font-style-asian="italic" style:font-size-complex="8pt"/>
    </style:style>
    <style:style style:name="T6" style:family="text">
      <style:text-properties officeooo:rsid="00037610"/>
    </style:style>
    <style:style style:name="T7" style:family="text">
      <style:text-properties officeooo:rsid="00054b09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officeooo:rsid="0011898e"/>
    </style:style>
    <style:style style:name="T10" style:family="text">
      <style:text-properties officeooo:rsid="00128b3c"/>
    </style:style>
    <style:style style:name="T11" style:family="text">
      <style:text-properties officeooo:rsid="001347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965in, 0.6862in, 0.5811in, 0.64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ROJECT CHARTER </text:span><text:span text:style-name="T2"><text:s text:c="11"/></text:span></text:h>
      <text:p text:style-name="P2"><text:tab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h text:style-name="P28" text:outline-level="3"/>
          </table:table-cell>
          <table:table-cell table:style-name="Tabla4.B1" table:number-columns-spanned="5" office:value-type="string">
            <text:h text:style-name="P28" text:outline-level="3">1. Informacion general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6"/>
          </table:table-cell>
          <table:table-cell table:style-name="Tabla4.B2" table:number-columns-spanned="2" office:value-type="string">
            <text:p text:style-name="P6">Nombre del proyecto: </text:p>
          </table:table-cell>
          <table:covered-table-cell/>
          <table:table-cell table:style-name="Tabla4.D2" table:number-columns-spanned="3" office:value-type="string">
            <text:p text:style-name="P18">Warrior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8"/>
          </table:table-cell>
          <table:table-cell table:style-name="Tabla4.B2" table:number-columns-spanned="2" office:value-type="string">
            <text:p text:style-name="P6">Patrocinador: </text:p>
          </table:table-cell>
          <table:covered-table-cell/>
          <table:table-cell table:style-name="Tabla4.D3" table:number-columns-spanned="3" office:value-type="string">
            <text:p text:style-name="P19">Dueño del establecimiento Warrior</text:p>
          </table:table-cell>
          <table:covered-table-cell/>
          <table:covered-table-cell/>
        </table:table-row>
        <table:table-row table:style-name="Tabla4.4">
          <table:table-cell table:style-name="Tabla4.A1" office:value-type="string">
            <text:p text:style-name="P6"/>
          </table:table-cell>
          <table:table-cell table:style-name="Tabla4.B4" table:number-columns-spanned="2" office:value-type="string">
            <text:p text:style-name="P6">Impacto del proyecto:</text:p>
          </table:table-cell>
          <table:covered-table-cell/>
          <table:table-cell table:style-name="Tabla4.D4" table:number-columns-spanned="3" office:value-type="string">
            <text:p text:style-name="P22">Implementación de un sistema de gestión para los distintos atributos presentados, y un apartado publicitario para que todo aquel que necesite, pueda <text:span text:style-name="T6">tener dicho</text:span> espacio. 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28" text:outline-level="3"/>
          </table:table-cell>
          <table:table-cell table:style-name="Tabla4.B5" table:number-columns-spanned="5" office:value-type="string">
            <text:h text:style-name="P28" text:outline-level="3">2. Grupo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32" text:outline-level="3"/>
          </table:table-cell>
          <table:table-cell table:style-name="Tabla4.B4" office:value-type="string">
            <text:p text:style-name="P33"/>
          </table:table-cell>
          <table:table-cell table:style-name="Tabla4.C6" table:number-columns-spanned="2" office:value-type="string">
            <text:h text:style-name="P34" text:outline-level="4">Nombre</text:h>
          </table:table-cell>
          <table:covered-table-cell/>
          <table:table-cell table:style-name="Tabla4.C6" office:value-type="string">
            <text:h text:style-name="P34" text:outline-level="4">Departamento </text:h>
          </table:table-cell>
          <table:table-cell table:style-name="Tabla4.C6" office:value-type="string">
            <text:h text:style-name="P34" text:outline-level="4">E-mail</text:h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7" office:value-type="string">
            <text:p text:style-name="P6">Project Manager:</text:p>
          </table:table-cell>
          <table:table-cell table:style-name="Tabla4.C7" table:number-columns-spanned="2" office:value-type="string">
            <text:p text:style-name="P8">Lopez Bartet Nicolas</text:p>
          </table:table-cell>
          <table:covered-table-cell/>
          <table:table-cell table:style-name="Tabla4.E7" office:value-type="string">
            <text:p text:style-name="P8">PMO</text:p>
          </table:table-cell>
          <table:table-cell table:style-name="Tabla4.F7" office:value-type="string">
            <text:p text:style-name="P10">nicoaguslopez@yahoo.com.ar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D4" office:value-type="string">
            <text:p text:style-name="P6">Team Members: <text:s/></text:p>
          </table:table-cell>
          <table:table-cell table:style-name="Tabla4.C8" table:number-columns-spanned="2" office:value-type="string">
            <text:p text:style-name="P8">Fabbrini Tomas</text:p>
          </table:table-cell>
          <table:covered-table-cell/>
          <table:table-cell table:style-name="Tabla4.E8" office:value-type="string">
            <text:p text:style-name="P4"/>
          </table:table-cell>
          <table:table-cell table:style-name="Tabla4.F8" office:value-type="string">
            <text:p text:style-name="P13">fabbrinitomas@gmail.com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9" office:value-type="string">
            <text:p text:style-name="P5"/>
          </table:table-cell>
          <table:table-cell table:style-name="Tabla4.C9" table:number-columns-spanned="2" office:value-type="string">
            <text:p text:style-name="P9">Hidalgo Joaquin</text:p>
          </table:table-cell>
          <table:covered-table-cell/>
          <table:table-cell table:style-name="Tabla4.E9" office:value-type="string">
            <text:p text:style-name="P5"/>
          </table:table-cell>
          <table:table-cell table:style-name="Tabla4.F9" office:value-type="string">
            <text:p text:style-name="P14">hurmanjoaquin@gmail.com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0" table:number-columns-spanned="2" office:value-type="string">
            <text:p text:style-name="P5"/>
          </table:table-cell>
          <table:covered-table-cell/>
          <table:table-cell table:style-name="Tabla4.E10" office:value-type="string">
            <text:p text:style-name="P5"/>
          </table:table-cell>
          <table:table-cell table:style-name="Tabla4.F10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1" table:number-columns-spanned="2" office:value-type="string">
            <text:p text:style-name="P5"/>
          </table:table-cell>
          <table:covered-table-cell/>
          <table:table-cell table:style-name="Tabla4.E11" office:value-type="string">
            <text:p text:style-name="P5"/>
          </table:table-cell>
          <table:table-cell table:style-name="Tabla4.F1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2" table:number-columns-spanned="2" office:value-type="string">
            <text:p text:style-name="P5"/>
          </table:table-cell>
          <table:covered-table-cell/>
          <table:table-cell table:style-name="Tabla4.E12" office:value-type="string">
            <text:p text:style-name="P5"/>
          </table:table-cell>
          <table:table-cell table:style-name="Tabla4.F12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3" table:number-columns-spanned="2" office:value-type="string">
            <text:p text:style-name="P5"/>
          </table:table-cell>
          <table:covered-table-cell/>
          <table:table-cell table:style-name="Tabla4.E13" office:value-type="string">
            <text:p text:style-name="P5"/>
          </table:table-cell>
          <table:table-cell table:style-name="Tabla4.F13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4" table:number-columns-spanned="2" office:value-type="string">
            <text:p text:style-name="P5"/>
          </table:table-cell>
          <table:covered-table-cell/>
          <table:table-cell table:style-name="Tabla4.E14" office:value-type="string">
            <text:p text:style-name="P5"/>
          </table:table-cell>
          <table:table-cell table:style-name="Tabla4.F14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5" office:value-type="string">
            <text:p text:style-name="P5"/>
          </table:table-cell>
          <table:table-cell table:style-name="Tabla4.C15" table:number-columns-spanned="2" office:value-type="string">
            <text:p text:style-name="P4"/>
          </table:table-cell>
          <table:covered-table-cell/>
          <table:table-cell table:style-name="Tabla4.E15" office:value-type="string">
            <text:p text:style-name="P4"/>
          </table:table-cell>
          <table:table-cell table:style-name="Tabla4.F15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h text:style-name="P29" text:outline-level="3"/>
          </table:table-cell>
          <table:table-cell table:style-name="Tabla4.B5" table:number-columns-spanned="5" office:value-type="string">
            <text:h text:style-name="P25" text:outline-level="3"><text:span text:style-name="T4">3. Stakeholders </text:span><text:span text:style-name="T5">(interesados que pueden afectar al Proyecto en forma positive o negativa)</text:span>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7" table:number-columns-spanned="5" office:value-type="string">
            <text:p text:style-name="P23">Clientes (clientes del gimnas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8" table:number-columns-spanned="5" office:value-type="string">
            <text:p text:style-name="P23">Dueños (ya que estos deben de realizar la autorización de ingreso de usuar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9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20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21">
          <table:table-cell table:style-name="Tabla4.A1" office:value-type="string">
            <text:p text:style-name="P20"/>
          </table:table-cell>
          <table:table-cell table:style-name="Tabla4.B2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8" text:outline-level="3">4. Alcance del proyecto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3">
          <table:table-cell table:style-name="Tabla4.D4" table:number-columns-spanned="6" office:value-type="string">
            <text:p text:style-name="P35">Propositos del proye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table-cell table:style-name="Tabla4.A24" table:number-columns-spanned="6" office:value-type="string">
            <text:p text:style-name="P9">Buscamos una mejor gestion y el poder generar un espacio visual para que todo aquel que quiera publicitars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Objetivos del Proyecto (En relacion al negocio encar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6">
          <table:table-cell table:style-name="Tabla4.A26" table:number-columns-spanned="6" office:value-type="string">
            <text:p text:style-name="P27">Poder modernizar la gestión que se tiene actualmente y realizar un sistema optimo y eficaz para el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Objetivos entregables (manuales de usuario, capacitaciones, et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8" table:number-columns-spanned="6" office:value-type="string">
            <text:p text:style-name="P30"/>
            <text:p text:style-name="P31">Aplicación Finalizada</text:p>
            <text:p text:style-name="P31">Manual de Usuario</text:p>
            <text:p text:style-name="P31">Capacitación </text:p>
            <text:p text:style-name="P30"/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">
          <table:table-cell table:style-name="Tabla4.D4" table:number-columns-spanned="6" office:value-type="string">
            <text:p text:style-name="P26"><text:span text:style-name="T3">Ambito en el que se aplicara el uso de la aplicacion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0">
          <table:table-cell table:style-name="Tabla4.A30" table:number-columns-spanned="6" office:value-type="string">
            <text:p text:style-name="P24">Uso domest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Riesgos del Proyecto (en relacion al tiempo/entregas/alcances al publi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2">
          <table:table-cell table:style-name="Tabla4.A32" table:number-columns-spanned="6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17">Risk </text:p>
                </table:table-cell>
                <table:table-cell table:style-name="Tabla1.A1" office:value-type="string">
                  <text:p text:style-name="P17">Risk Rating (Hi, Med, Lo)</text:p>
                </table:table-cell>
              </table:table-row>
              <table:table-row table:style-name="Tabla1.1">
                <table:table-cell table:style-name="Tabla1.A2" office:value-type="string">
                  <text:p text:style-name="P11">Diseño</text:p>
                </table:table-cell>
                <table:table-cell table:style-name="Tabla1.B2" office:value-type="string">
                  <text:p text:style-name="P11">Med</text:p>
                </table:table-cell>
              </table:table-row>
              <table:table-row table:style-name="Tabla1.1">
                <table:table-cell table:style-name="Tabla1.A3" office:value-type="string">
                  <text:p text:style-name="P12">Desarrollo</text:p>
                </table:table-cell>
                <table:table-cell table:style-name="Tabla1.B3" office:value-type="string">
                  <text:p text:style-name="P39">Hi</text:p>
                </table:table-cell>
              </table:table-row>
              <table:table-row table:style-name="Tabla1.1">
                <table:table-cell table:style-name="Tabla1.A4" office:value-type="string">
                  <text:p text:style-name="P11">Implementacion</text:p>
                </table:table-cell>
                <table:table-cell table:style-name="Tabla1.B4" office:value-type="string">
                  <text:p text:style-name="P39">Hi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9" text:outline-level="3">5. Estrategia de comunicacion, hace referencia a como va a trabajar el equipo, reunions diarias, semanales, quinceles, por avance de tareas, si van a compartir archivos para confirmer el avance, etc. Frecuencia en la que comunicaran los avances a los patrocinador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8">
          <table:table-cell table:style-name="Tabla4.A38" table:number-columns-spanned="6" office:value-type="string">
            <text:p text:style-name="P21"><text:span text:style-name="T6">Reuniones semanales </text:span><text:span text:style-name="T7">para visualizar avances .</text:span></text:p>
            <text:p text:style-name="P24">Información mensual para los clientes. (Comunicación face to face 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8" text:outline-level="3">6. Notas relevant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0">
          <table:table-cell table:style-name="Tabla4.A40" table:number-columns-spanned="6" office:value-type="string"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ootnote"/>
      <text:p text:style-name="Footnote"/>
      <text:p text:style-name="P41"><text:span text:style-name="T8">Objetivos</text:span></text:p>
      <text:p text:style-name="P43">*Optima distribucion de informacion.</text:p>
      <text:p text:style-name="P43">*Proporcionar un medio de promocion.</text:p>
      <text:p text:style-name="P43">*<text:span text:style-name="T11">Llegar a gran cantidad de usuarios.</text:span></text:p>
      <text:p text:style-name="P42"/>
      <text:p text:style-name="P42">Alcances</text:p>
      <text:p text:style-name="P43">*Visualizacion de productos.</text:p>
      <text:p text:style-name="P43">*Visualizacion de informacion adicional.</text:p>
      <text:p text:style-name="P43">*Apartado para promocionarse.</text:p>
      <text:p text:style-name="P42"/>
      <text:p text:style-name="P42">Limites </text:p>
      <text:p text:style-name="P43">*<text:span text:style-name="T11">Ventas</text:span> </text:p>
      <text:p text:style-name="P43"/>
      <text:p text:style-name="P43"/>
      <text:p text:style-name="P43"/>
      <text:p text:style-name="P43"/>
      <text:p text:style-name="P43"/>
      <text:p text:style-name="P47"><text:soft-page-break/>Estudio de Viabilidad:</text:p>
      <text:p text:style-name="P43"/>
      <text:p text:style-name="P48">Alcance del proyecto: </text:p>
      <text:p text:style-name="P48"/>
      <text:p text:style-name="P44"><text:span text:style-name="T9">Dicho proyecto cumple con lo propuesto, gestion interna y a su vez su seccion de publicidad, podemos de observar ciertas limitacion tanto a la hora de publicar informacion y ciertas limitaciones con diversos apartados.</text:span></text:p>
      <text:p text:style-name="P43"/>
      <text:p text:style-name="P46">Analisis de situacion:</text:p>
      <text:p text:style-name="P46"/>
      <text:p text:style-name="P45">Fortalezas del sistema</text:p>
      <text:p text:style-name="P45">-Organizacion optima.</text:p>
      <text:p text:style-name="P45">-<text:span text:style-name="T11">Gran distribucion.</text:span></text:p>
      <text:p text:style-name="P45">-<text:span text:style-name="T11">Diversos Apartados.</text:span></text:p>
      <text:p text:style-name="P45"/>
      <text:p text:style-name="P46">Debilidades del sistema:</text:p>
      <text:p text:style-name="P46"/>
      <text:p text:style-name="P45">-No se pueden relizar compras de productos, solo es un medio de visualizacion.</text:p>
      <text:p text:style-name="P45"/>
      <text:p text:style-name="P46">Definicion de Requisitos:</text:p>
      <text:p text:style-name="P46"/>
      <text:p text:style-name="P45">-Pantalla de Inicio.</text:p>
      <text:p text:style-name="P45">-Apartados.</text:p>
      <text:p text:style-name="P45">-Gestion de apartado (Competidores)</text:p>
      <text:p text:style-name="P45"/>
      <text:p text:style-name="P46">Determinacion de Enfoque:</text:p>
      <text:p text:style-name="P46"/>
      <text:p text:style-name="P45">Dicho enfoque es la correcta gestion del mismo, tener un apartado en el cual cada quien quiera pueda publicitarse y tener informacion clara y concisa. </text:p>
      <text:p text:style-name="P45"/>
      <text:p text:style-name="P46">Evaluacion de viabilidad del Proyecto:</text:p>
      <text:p text:style-name="P46"/>
      <text:p text:style-name="P45">Aparte de sus gestion optima, buscamos incrementar el crecimiento del mismo, poder llegar a una gran cantidad de clientes del mismo rubro, proporcionando dicho servicio de gestion y publicidad mediante nuestra pagina.</text:p>
      <text:p text:style-name="P45"/>
      <text:p text:style-name="P46">Revision:</text:p>
      <text:p text:style-name="P46"/>
      <text:p text:style-name="P45">En dicho estudio se analizo el alcance que este proyecto pueda de tener, sus puntos debiles los vemos a la hora de querer realizar compras <text:span text:style-name="T11">y los puntos fuertes los vemos en su gestion y distribucion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417in" fo:margin-bottom="0.0417in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417in" fo:margin-bottom="0.0417in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0417in" fo:margin-bottom="0.0417in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0417in" fo:margin-bottom="0.0417in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è" style:num-suffix="è" text:bullet-char="è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3437in" fo:text-indent="-0.25in" fo:margin-left="0.3437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3437in" fo:text-indent="-0.25in" fo:margin-left="3.3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7.0069in" fo:margin-left="0in" fo:margin-top="0in" fo:margin-bottom="0in" table:align="left" style:may-break-between-rows="false" style:writing-mode="lr-tb"/>
    </style:style>
    <style:style style:name="Tabla2.A" style:family="table-column">
      <style:table-column-properties style:column-width="1.2292in"/>
    </style:style>
    <style:style style:name="Tabla2.B" style:family="table-column">
      <style:table-column-properties style:column-width="5.7778in"/>
    </style:style>
    <style:style style:name="Tabla2.1" style:family="table-row">
      <style:table-row-properties style:min-row-height="0.5625in" fo:keep-together="always"/>
    </style:style>
    <style:style style:name="Tabla2.A1" style:family="table-cell">
      <style:table-cell-properties fo:padding-left="0.075in" fo:padding-right="0.075in" fo:padding-top="0in" fo:padding-bottom="0in" fo:border-left="none" fo:border-right="none" fo:border-top="none" fo:border-bottom="0.75pt solid #000000"/>
    </style:style>
    <style:style style:name="Tabla3" style:family="table">
      <style:table-properties style:width="7.0125in" fo:margin-left="0in" fo:margin-top="0in" fo:margin-bottom="0in" table:align="left" style:writing-mode="lr-tb"/>
    </style:style>
    <style:style style:name="Tabla3.A" style:family="table-column">
      <style:table-column-properties style:column-width="3.25in"/>
    </style:style>
    <style:style style:name="Tabla3.B" style:family="table-column">
      <style:table-column-properties style:column-width="3.7625in"/>
    </style:style>
    <style:style style:name="Tabla3.1" style:family="table-row">
      <style:table-row-properties style:min-row-height="0.2431in" fo:keep-together="auto"/>
    </style:style>
    <style:style style:name="Tabla3.A1" style:family="table-cell">
      <style:table-cell-properties fo:padding-left="0.075in" fo:padding-right="0.075in" fo:padding-top="0in" fo:padding-bottom="0in" fo:border-left="none" fo:border-right="none" fo:border-top="0.75pt solid #000000" fo:border-bottom="none"/>
    </style:style>
    <style:style style:name="MP1" style:family="paragraph" style:parent-style-name="Footer">
      <style:text-properties fo:font-size="10pt" style:font-size-asian="10pt"/>
    </style:style>
    <style:style style:name="MP2" style:family="paragraph" style:parent-style-name="Standard">
      <style:paragraph-properties fo:orphans="0" fo:widows="0"/>
      <style:text-properties style:font-name-complex="Arial2"/>
    </style:style>
    <style:style style:name="MP3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2" style:font-size-complex="14pt"/>
    </style:style>
    <style:style style:name="MP4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MP5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3965in, 0.6862in, 0.5811in, 0.6437in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2"><draw:frame draw:style-name="Mfr1" draw:name="Imagen2" text:anchor-type="char" svg:x="0.2882in" svg:y="-0.0835in" svg:width="0.4665in" svg:height="0.6283in" draw:z-index="2"><draw:image xlink:href="Pictures/10000001000000E1000000E1F6F9F1F058E02D53.png" xlink:type="simple" xlink:show="embed" xlink:actuate="onLoad" draw:mime-type="image/png"/></draw:frame></text:p>
            </table:table-cell>
            <table:table-cell table:style-name="Tabla2.A1" office:value-type="string">
              <text:h text:style-name="MP3" text:outline-level="1">EST Florentino Ameghino</text:h>
              <text:h text:style-name="MP3" text:outline-level="1">Project Charter<text:tab/></text:h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Lopez Bartet Nicolas</text:p>
            </table:table-cell>
            <table:table-cell table:style-name="Tabla3.A1" office:value-type="string">
              <text:p text:style-name="MP5">Page <text:page-number text:select-page="current">2</text:page-number><text:s/>of <text:page-count>3</text:page-count><text:s/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11</meta:editing-cycles>
    <meta:print-date>2008-06-05T04:50:00</meta:print-date>
    <meta:creation-date>2021-04-06T17:50:00</meta:creation-date>
    <dc:date>2022-06-21T15:03:38.723000000</dc:date>
    <meta:editing-duration>PT20M22S</meta:editing-duration>
    <meta:generator>LibreOffice/7.2.4.1$Windows_X86_64 LibreOffice_project/27d75539669ac387bb498e35313b970b7fe9c4f9</meta:generator>
    <meta:document-statistic meta:table-count="4" meta:image-count="1" meta:object-count="0" meta:page-count="3" meta:paragraph-count="83" meta:word-count="476" meta:character-count="3271" meta:non-whitespace-character-count="2848"/>
    <meta:user-defined meta:name="AppVersion">16.0000</meta:user-defined>
    <meta:user-defined meta:name="Company">CVR/IT Consulting</meta:user-defined>
    <meta:user-defined meta:name="OOXMLCorePropertyCategory">Rev 2.2;last template update 3-6-2005 gje</meta:user-defined>
    <meta:template xlink:type="simple" xlink:actuate="onRequest" xlink:title="Project Charter Form_1.0.dot" xlink:href=""/>
  </office:meta>
</office:document-meta>
</file>